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287d" officeooo:paragraph-rsid="0012287d"/>
    </style:style>
    <style:style style:name="P2" style:family="paragraph" style:parent-style-name="Standard">
      <style:text-properties officeooo:rsid="0012287d" officeooo:paragraph-rsid="0013f7a4"/>
    </style:style>
    <style:style style:name="P3" style:family="paragraph" style:parent-style-name="Standard">
      <style:text-properties officeooo:rsid="0012287d" officeooo:paragraph-rsid="0014a66f"/>
    </style:style>
    <style:style style:name="P4" style:family="paragraph" style:parent-style-name="Standard">
      <style:text-properties officeooo:rsid="0013f7a4" officeooo:paragraph-rsid="0013f7a4"/>
    </style:style>
    <style:style style:name="T1" style:family="text">
      <style:text-properties officeooo:rsid="00130691"/>
    </style:style>
    <style:style style:name="T2" style:family="text">
      <style:text-properties officeooo:rsid="0013f7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gresos de explotación: <text:s/><text:tab/><text:tab/><text:tab/><text:span text:style-name="T2">150000€</text:span></text:p>
      <text:p text:style-name="P3"><text:tab/>Ventas de mercaderia <text:tab/><text:tab/>150000<text:span text:style-name="T2">€</text:span></text:p>
      <text:p text:style-name="P1"/>
      <text:p text:style-name="P1"/>
      <text:p text:style-name="P1">Gastos de explotación:<text:tab/><text:tab/><text:tab/><text:span text:style-name="T1">79760 €</text:span></text:p>
      <text:p text:style-name="P3"><text:tab/>Compra de mercaderias<text:tab/>40000<text:span text:style-name="T2">€</text:span></text:p>
      <text:p text:style-name="P3"><text:tab/>Consumo de mercaderias<text:tab/>4000<text:span text:style-name="T2">€</text:span></text:p>
      <text:p text:style-name="P3"><text:tab/>Alquiler<text:tab/><text:tab/><text:tab/>4800<text:span text:style-name="T2">€</text:span></text:p>
      <text:p text:style-name="P3"><text:tab/>Nominas<text:tab/><text:tab/><text:tab/>14400<text:span text:style-name="T2">€</text:span></text:p>
      <text:p text:style-name="P3"><text:tab/>Autonomos<text:tab/><text:tab/><text:tab/>3000<text:span text:style-name="T2">€</text:span></text:p>
      <text:p text:style-name="P3"><text:tab/><text:span text:style-name="T1">Seguridad social<text:tab/><text:tab/>4200€</text:span></text:p>
      <text:p text:style-name="P3"><text:tab/><text:span text:style-name="T1">Gestoria<text:tab/><text:tab/><text:tab/>1200€</text:span></text:p>
      <text:p text:style-name="P3"><text:tab/><text:span text:style-name="T1">Publicidad<text:tab/><text:tab/><text:tab/>2000€</text:span></text:p>
      <text:p text:style-name="P3"><text:tab/><text:span text:style-name="T1">Telefono<text:tab/><text:tab/><text:tab/>1000€</text:span></text:p>
      <text:p text:style-name="P3"><text:tab/><text:span text:style-name="T1">Internet<text:tab/><text:tab/><text:tab/>600€</text:span></text:p>
      <text:p text:style-name="P3"><text:tab/><text:span text:style-name="T1">Material de oficina<text:tab/><text:tab/>500€</text:span></text:p>
      <text:p text:style-name="P3"><text:tab/><text:span text:style-name="T1">Amortizacion<text:tab/><text:tab/><text:tab/>3560€</text:span></text:p>
      <text:p text:style-name="P3"><text:tab/><text:tab/><text:span text:style-name="T1">mobiliario<text:tab/>1000€</text:span></text:p>
      <text:p text:style-name="P3"><text:tab/><text:tab/><text:span text:style-name="T1">ordenadores<text:tab/>260€</text:span></text:p>
      <text:p text:style-name="P3"><text:tab/><text:tab/><text:span text:style-name="T1">maquinaria<text:tab/>1800€</text:span></text:p>
      <text:p text:style-name="P3"><text:tab/><text:tab/><text:span text:style-name="T1">instalaciones<text:tab/>500€</text:span></text:p>
      <text:p text:style-name="P3"><text:tab/><text:span text:style-name="T1">Gastos diversos<text:tab/><text:tab/>500€</text:span></text:p>
      <text:p text:style-name="P1"/>
      <text:p text:style-name="P4">Resultado de explotacion:<text:tab/><text:tab/><text:tab/><text:tab/>70240€</text:p>
      <text:p text:style-name="P1"/>
      <text:p text:style-name="P1"/>
      <text:p text:style-name="P4">Gastos financieros:<text:tab/><text:tab/><text:tab/><text:tab/>1200€</text:p>
      <text:p text:style-name="P4"><text:tab/>Intereses prestamos<text:tab/><text:tab/>1200€</text:p>
      <text:p text:style-name="P4"/>
      <text:p text:style-name="P4">Resultado financiero<text:tab/><text:tab/><text:tab/><text:tab/><text:tab/>-1200€</text:p>
      <text:p text:style-name="P4"/>
      <text:p text:style-name="P4">Resultado antes de impuestos<text:tab/><text:tab/><text:tab/><text:tab/>69040€</text:p>
      <text:p text:style-name="P4"/>
      <text:p text:style-name="P4">Resultado del ejercicio<text:tab/><text:tab/><text:tab/><text:tab/>51780€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20:10:03.204115645</meta:creation-date>
    <dc:date>2019-02-18T21:09:46.685944643</dc:date>
    <meta:editing-duration>PT7M49S</meta:editing-duration>
    <meta:editing-cycles>1</meta:editing-cycles>
    <meta:document-statistic meta:table-count="0" meta:image-count="0" meta:object-count="0" meta:page-count="1" meta:paragraph-count="26" meta:word-count="77" meta:character-count="637" meta:non-whitespace-character-count="519"/>
    <meta:generator>LibreOffice/6.0.7.3$Linux_X86_64 LibreOffice_project/00m0$Build-3</meta:generator>
  </office:meta>
</office:document-meta>
</file>